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1ee124" officeooo:paragraph-rsid="001ee124" fo:background-color="#1b75bc"/>
    </style:style>
    <style:style style:name="P2" style:family="paragraph">
      <style:text-properties style:font-name="F" fo:font-size="88pt" style:font-size-asian="88pt" style:font-size-complex="88pt"/>
    </style:style>
    <style:style style:name="P3" style:family="paragraph">
      <style:text-properties fo:color="#fff450" style:font-name="Noto Serif CJK SC" fo:font-size="88pt" style:font-size-asian="88pt" style:font-name-complex="Noto Serif CJK SC" style:font-size-complex="88pt"/>
    </style:style>
    <style:style style:name="P4" style:family="paragraph">
      <loext:graphic-properties draw:fill-color="#003d73"/>
      <style:text-properties style:font-name="F" fo:font-size="88pt" style:font-size-asian="88pt" style:font-size-complex="8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88pt" style:font-size-asian="88pt" style:font-size-complex="88pt"/>
    </style:style>
    <style:style style:name="T6" style:family="text">
      <style:text-properties fo:color="#ef413d" fo:font-size="88pt" style:font-size-asian="88pt" style:font-size-complex="88pt"/>
    </style:style>
    <style:style style:name="T7" style:family="text">
      <style:text-properties fo:color="#faa61a" fo:font-size="88pt" style:font-size-asian="88pt" style:font-size-complex="88pt"/>
    </style:style>
    <style:style style:name="T8" style:family="text">
      <style:text-properties fo:color="#fedcc6" fo:font-size="88pt" style:font-size-asian="88pt" style:font-size-complex="88pt"/>
    </style:style>
    <style:style style:name="T9" style:family="text">
      <style:text-properties fo:color="#dfcce4" fo:font-size="88pt" style:font-size-asian="88pt" style:font-size-complex="88pt"/>
    </style:style>
    <style:style style:name="T10" style:family="text">
      <style:text-properties fo:color="#00b6bd" fo:font-size="88pt" style:font-size-asian="88pt" style:font-size-complex="88pt"/>
    </style:style>
    <style:style style:name="T11" style:family="text">
      <style:text-properties fo:color="#7477b8" fo:font-size="88pt" style:font-size-asian="88pt" style:font-size-complex="88pt"/>
    </style:style>
    <style:style style:name="T12" style:family="text">
      <style:text-properties fo:color="#00a65d" fo:font-size="88pt" style:font-size-asian="88pt" style:font-size-complex="88pt"/>
    </style:style>
    <style:style style:name="T13" style:family="text">
      <style:text-properties fo:color="#2b511a" fo:font-size="88pt" style:font-size-asian="88pt" style:font-size-complex="88pt"/>
    </style:style>
    <style:style style:name="T14" style:family="text">
      <style:text-properties fo:color="#2b511a" style:font-name="Noto Serif CJK SC" fo:font-size="88pt" fo:font-style="normal" style:font-size-asian="88pt" style:font-style-asian="normal" style:font-size-complex="88pt" style:font-style-complex="normal"/>
    </style:style>
    <style:style style:name="T15" style:family="text">
      <style:text-properties fo:color="#fff450" fo:font-size="88pt" style:font-size-asian="88pt" style:font-size-complex="88pt"/>
    </style:style>
    <style:style style:name="T16" style:family="text">
      <style:text-properties fo:color="#fff450" fo:font-size="88pt" fo:font-style="italic" style:font-size-asian="88pt" style:font-style-asian="italic" style:font-size-complex="88pt" style:font-style-complex="italic"/>
    </style:style>
    <style:style style:name="T17" style:family="text">
      <style:text-properties fo:color="#fff450" style:font-name="Noto Serif CJK SC" fo:font-size="88pt" fo:font-style="italic" style:font-size-asian="88pt" style:font-style-asian="italic" style:font-size-complex="88pt" style:font-style-complex="italic"/>
    </style:style>
    <style:style style:name="T18" style:family="text">
      <style:text-properties fo:color="#fff450" style:font-name="Noto Serif CJK SC" fo:font-size="88pt" fo:font-style="normal" style:font-size-asian="88pt" style:font-style-asian="normal" style:font-size-complex="88pt" style:font-style-complex="normal"/>
    </style:style>
    <style:style style:name="T19" style:family="text">
      <style:text-properties fo:color="#fff450" style:text-position="sub 58%" style:font-name="Noto Serif CJK SC" fo:font-size="88pt" fo:font-style="italic" style:font-size-asian="88pt" style:font-style-asian="italic" style:font-size-complex="88pt" style:font-style-complex="italic"/>
    </style:style>
    <style:style style:name="T20" style:family="text">
      <style:text-properties fo:color="#fff450" style:text-position="sub 58%" style:font-name="Noto Serif CJK SC" fo:font-size="88pt" fo:font-style="normal" style:font-size-asian="88pt" style:font-style-asian="normal" style:font-size-complex="88pt" style:font-style-complex="normal"/>
    </style:style>
    <style:style style:name="T21" style:family="text">
      <style:text-properties fo:color="#fff450" style:text-position="sub 58%" style:font-name="Noto Serif CJK SC" fo:font-size="88pt" fo:font-style="normal" fo:font-weight="bold" style:font-size-asian="88pt" style:font-style-asian="normal" style:font-weight-asian="bold" style:font-size-complex="88pt" style:font-style-complex="normal" style:font-weight-complex="bold"/>
    </style:style>
    <style:style style:name="T22" style:family="text">
      <style:text-properties fo:color="#ef413d" style:font-name="F" fo:font-size="88pt" style:font-size-asian="88pt" style:font-size-complex="88pt"/>
    </style:style>
    <style:style style:name="T23" style:family="text">
      <style:text-properties fo:color="#faa61a" style:font-name="F" fo:font-size="88pt" style:font-size-asian="88pt" style:font-size-complex="88pt"/>
    </style:style>
    <style:style style:name="T24" style:family="text">
      <style:text-properties fo:color="#fedcc6" style:font-name="F" fo:font-size="88pt" style:font-size-asian="88pt" style:font-size-complex="88pt"/>
    </style:style>
    <style:style style:name="T25" style:family="text">
      <style:text-properties fo:color="#dfcce4" style:font-name="F" fo:font-size="88pt" style:font-size-asian="88pt" style:font-size-complex="88pt"/>
    </style:style>
    <style:style style:name="T26" style:family="text">
      <style:text-properties fo:color="#00b6bd" style:font-name="F" fo:font-size="88pt" style:font-size-asian="88pt" style:font-size-complex="88pt"/>
    </style:style>
    <style:style style:name="T27" style:family="text">
      <style:text-properties fo:color="#7477b8" style:font-name="F" fo:font-size="88pt" style:font-size-asian="88pt" style:font-size-complex="88pt"/>
    </style:style>
    <style:style style:name="T28" style:family="text">
      <style:text-properties fo:color="#00a65d" style:font-name="F" fo:font-size="88pt" style:font-size-asian="88pt" style:font-size-complex="88pt"/>
    </style:style>
    <style:style style:name="T29" style:family="text">
      <style:text-properties fo:color="#2b511a" style:font-name="F" fo:font-size="88pt" style:font-size-asian="88pt" style:font-size-complex="88pt"/>
    </style:style>
    <style:style style:name="T30" style:family="text">
      <style:text-properties fo:color="#fff450" style:font-name="F" fo:font-size="88pt" style:font-size-asian="88pt" style:font-size-complex="88pt"/>
    </style:style>
    <style:style style:name="T31" style:family="text">
      <style:text-properties fo:color="#fff450" style:text-position="-3% 58%" style:font-name="Noto Serif CJK SC" fo:font-size="88pt" fo:font-weight="bold" style:font-size-asian="88pt" style:font-weight-asian="bold" style:font-name-complex="Noto Serif CJK SC" style:font-size-complex="88pt" style:font-weight-complex="bold"/>
    </style:style>
    <style:style style:name="T32" style:family="text">
      <style:text-properties fo:color="#fff450" style:font-name="F" fo:font-size="88pt" style:font-size-asian="88pt" style:font-name-complex="Noto Serif CJK SC" style:font-size-complex="88pt"/>
    </style:style>
    <style:style style:name="gr1" style:family="graphic">
      <style:graphic-properties draw:fill-color="#003d73" draw:textarea-horizontal-align="justify" draw:textarea-vertical-align="middle" draw:auto-grow-height="false" fo:min-height="10.315cm" fo:min-width="20.4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4" svg:width="21.577cm" svg:height="11.431cm" svg:x="-1.988cm" svg:y="13.003cm"><text:p text:style-name="P2"><text:span text:style-name="T22">C</text:span><text:span text:style-name="T23">r</text:span><text:span text:style-name="T24">e</text:span><text:span text:style-name="T25">a</text:span><text:span text:style-name="T26">T</text:span><text:span text:style-name="T27">i</text:span><text:span text:style-name="T28">V</text:span><text:span text:style-name="T29">E</text:span></text:p><text:p text:style-name="P3"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F</text:span><text:span text:style-name="T31">U</text:span><text:span text:style-name="T32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6">C</text:span><text:span text:style-name="T7">r</text:span><text:span text:style-name="T8">e</text:span><text:span text:style-name="T9">a</text:span><text:span text:style-name="T10">T</text:span><text:span text:style-name="T11">i</text:span><text:span text:style-name="T12">V</text:span><text:span text:style-name="T13">E</text:span><text:span text:style-name="T5"> </text:span><text:span text:style-name="T18">F</text:span><text:span text:style-name="T21">U</text:span><text:span text:style-name="T18">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39:27.049422811</meta:creation-date>
    <dc:date>2019-12-21T23:54:04.300846005</dc:date>
    <meta:editing-duration>PT3M5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7.3$Linux_X86_64 LibreOffice_project/00m0$Build-3</meta:generator>
  </office:meta>
</office:document-meta>
</file>